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2.2937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8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Guideline_5f_Process_20_tailoring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Normal_5f_Guideline_5f_Process_20_tailoring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style:font-name="Tahoma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212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12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Hyperlink_20_2"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Requirement&#9;&#9;&#9;&#9;&#9;&#9;&#9;&#9;&quot;;&quot;Design&#9;&#9;&#9;&quot;;&quot;Coding&#9;&#9;&#9;&#9;&#9;&#9;&quot;;&quot;Deployment&#9;&#9;&#9;&#9;&#9;&#9;&#9;&#9;&quot;;&quot;Test&#9;&#9;&#9;&#9;&#9;&#9;&#9;&#9;&quot;;&quot;Project management&quot;;&quot;&quot;)" table:allow-empty-cell="true" table:display-list="unsorted" table:base-cell-address="'Q&amp;A Management Table'.D15">
          <table:error-message table:message-type="stop" table:display="true"/>
        </table:content-validation>
        <table:content-validation table:name="val2" table:condition="of:cell-content-is-in-list(&quot;Clarification&quot;;&quot;Confirmation&quot;)" table:allow-empty-cell="true" table:display-list="unsorted" table:base-cell-address="'Q&amp;A Management Table'.F135"/>
        <table:content-validation table:name="val3" table:base-cell-address="'Q&amp;A Management Table'.I15">
          <table:error-message table:message-type="stop" table:display="true"/>
        </table:content-validation>
        <table:content-validation table:name="val4" table:condition="of:cell-content-is-in-list(&quot;Open&quot;;&quot;Closed&quot;;&quot;Canceled&quot;;&quot;In progress&quot;)" table:allow-empty-cell="true" table:display-list="unsorted" table:base-cell-address="'Q&amp;A Management Table'.L15">
          <table:error-message table:message-type="stop" table:display="true"/>
        </table:content-validation>
      </table:content-validations>
      <table:table table:name="GuideLin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 table:number-columns-spanned="12" table:number-rows-spanned="1">
            <text:p>GUIDELINE OF Q&amp;A MANAGEMENT TABLE</text:p>
          </table:table-cell>
          <table:covered-table-cell table:number-columns-repeated="10" table:style-name="ce8"/>
          <table:covered-table-cell table:style-name="ce28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1. Purpos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Q&amp;A Management Table is to record and follow up the questions and answers communicated between project team</text:p>
          </table:table-cell>
          <table:table-cell table:style-name="ce10" table:number-columns-repeated="8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and the customer. All the questions/confirmation noted in emails, raised in meetings (TV meeting, meeting with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onsiter from customer side) shall be logged and tracked her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Project must define one person-in-charge to take care of Q&amp;A management in the project to avoid duplicate Q&amp;A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or unnecessary clarification at the beginning of project. Normally; this is project PTL/PM. It is recommended not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to put for more than one question into one Q&amp;A because it may make the people confuse and miss the points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If the file's size is too big, it could be separated into several files. In that case, a sequential number (01, 02, etc.) is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added to the end of the file nam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2. Scop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0" office:value-type="string">
            <text:p>Application to all OOG projects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3. Definition &amp; Criteria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18" office:value-type="string" table:number-columns-spanned="10" table:number-rows-spanned="1">
            <text:p>No.<text:span text:style-name="T1"> is the number of the question</text:span></text:p>
          </table:table-cell>
          <table:covered-table-cell table:number-columns-repeated="8" table:style-name="ce24"/>
          <table:covered-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Created On<text:span text:style-name="T1"> - Date on which the question is raised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5"/>
          <table:table-cell table:style-name="ce13"/>
          <table:table-cell table:style-name="ce20" office:value-type="string" table:number-columns-spanned="10" table:number-rows-spanned="1">
            <text:p>Created By<text:span text:style-name="T1"> - The person who asks the question</text:span></text:p>
          </table:table-cell>
          <table:covered-table-cell table:number-columns-repeated="8" table:style-name="ce26"/>
          <table:covered-table-cell table:style-name="ce20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office:value-type="string" table:number-columns-spanned="10" table:number-rows-spanned="1">
            <text:p>Process<text:span text:style-name="T1"> specifies process/activities for which the question raised. This category could be customized by projects to fit their need. In </text:span><text:span text:style-name="T1">normal case, it contains: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Requirement<text:span text:style-name="T1">: questions on user requirements, Functional specification or GUI prototype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sign<text:span text:style-name="T1">: questions on design, system architecture, detail design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Coding<text:span text:style-name="T1">: questions on coding, coding convention, coding technique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ployment<text:span text:style-name="T1">: questions on deployment, deployment environments, installation, etc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Test<text:span text:style-name="T1">: questions on Test point of view, Test cases, Test plan, Test report, Test data, etc.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Project management: <text:span text:style-name="T1">questions on project scope, acceptance criteria, schedule, effort change, working procedures, etc…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Location<text:span text:style-name="T1"> specifies the module/section in the documents or Requirement ID or Subject referred by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5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Type<text:span text:style-name="T1"> - Type of the question:</text:span></text:p>
            <text:p><text:span text:style-name="T1"><text:s text:c="15"/></text:span><text:span text:style-name="T2">Clarification</text:span><text:span text:style-name="T1"> - Ask for explanation about points/issues project team doesn't fully understand</text:span></text:p>
            <text:p><text:span text:style-name="T2"><text:s text:c="15"/></text:span><text:span text:style-name="T2">Confirmation</text:span><text:span text:style-name="T1"> - Ask to confirm a solution proposed by team memb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<text:span text:style-name="T1">is Content of the question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Deadline<text:span text:style-name="T1"> - The date expected to receive the answers for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ssigned to<text:span text:style-name="T1"> - The person who's in charge of answering the question. Filled in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nswered on<text:span text:style-name="T1"> - The date on which the question is actually answer, expected to be filled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22" office:value-type="string" table:number-columns-spanned="10" table:number-rows-spanned="1">
            <text:p>Answer<text:span text:style-name="T2"> </text:span><text:span text:style-name="T1">is the response to the question. If there is further discussion, use the same rules as specified for Question</text:span></text:p>
          </table:table-cell>
          <table:covered-table-cell table:number-columns-repeated="8" table:style-name="ce27"/>
          <table:covered-table-cell table:style-name="ce31"/>
          <table:table-cell table:number-columns-repeated="1012"/>
        </table:table-row>
        <table:table-row table:style-name="ro6">
          <table:table-cell table:style-name="ce4"/>
          <table:table-cell table:style-name="ce12"/>
          <table:table-cell table:style-name="ce19" office:value-type="string" table:number-columns-spanned="10" table:number-rows-spanned="1">
            <text:p>Status </text:p>
            <text:p><text:span text:style-name="T1"><text:s text:c="14"/></text:span><text:span text:style-name="T2">Open</text:span><text:span text:style-name="T1">: The question has not been answered </text:span></text:p>
            <text:p><text:span text:style-name="T2"><text:s text:c="14"/></text:span><text:span text:style-name="T2">Closed</text:span><text:span text:style-name="T1">: The question is satisfactorily answered</text:span></text:p>
            <text:p><text:span text:style-name="T1"><text:s text:c="14"/></text:span><text:span text:style-name="T2">Canceled</text:span><text:span text:style-name="T1">: Question is canceled</text:span></text:p>
            <text:p><text:span text:style-name="T2"><text:s text:c="14"/></text:span><text:span text:style-name="T2">In progress</text:span><text:span text:style-name="T1">: the answer is available but not fully satisfied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2">
          <table:table-cell table:style-name="ce6" table:number-columns-repeated="11"/>
          <table:table-cell table:style-name="ce32"/>
          <table:table-cell table:number-columns-repeated="101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&amp;A Management Table" table:style-name="ta1" table:print="false">
        <table:table-column table:style-name="co1" table:default-cell-style-name="ce42"/>
        <table:table-column table:style-name="co2" table:default-cell-style-name="ce42"/>
        <table:table-column table:style-name="co1" table:number-columns-repeated="8" table:default-cell-style-name="ce42"/>
        <table:table-column table:style-name="co3" table:default-cell-style-name="ce42"/>
        <table:table-column table:style-name="co1" table:number-columns-repeated="1013" table:default-cell-style-name="ce42"/>
        <table:table-row table:style-name="ro1">
          <table:table-cell table:style-name="ce41" office:value-type="string" table:number-columns-spanned="14" table:number-rows-spanned="1">
            <text:p>Q&amp;A MANAGEMENT TABL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Default"/>
          <table:table-cell table:style-name="ce45" office:value-type="string">
            <text:p>Project Code:</text:p>
          </table:table-cell>
          <table:table-cell table:style-name="ce54" office:value-type="string">
            <text:p>OGate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5" office:value-type="string">
            <text:p>Q&amp;A Manager: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46" office:value-type="string">
            <text:p>Last updated date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47" office:value-type="string">
            <text:p>No of Open items</text:p>
          </table:table-cell>
          <table:table-cell table:style-name="ce55" table:formula="of:=COUNTIF([.L15:.L135];&quot;Open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8" office:value-type="string">
            <text:p>No of In progress items</text:p>
          </table:table-cell>
          <table:table-cell table:style-name="ce55" table:formula="of:=COUNTIF([.L15:.L135];&quot;In progress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9" office:value-type="string">
            <text:p>No of Closed items</text:p>
          </table:table-cell>
          <table:table-cell table:style-name="ce55" table:formula="of:=COUNTIF([.L15:.L135];&quot;Clos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0" office:value-type="string">
            <text:p>No of Cancelled items</text:p>
          </table:table-cell>
          <table:table-cell table:style-name="ce56" table:formula="of:=COUNTIF([.L15:.L135];&quot;Cancel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1" office:value-type="string">
            <text:p>Total</text:p>
          </table:table-cell>
          <table:table-cell table:style-name="ce57" table:formula="of:=SUM([.C8:.C11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43" office:value-type="string">
            <text:p>No</text:p>
          </table:table-cell>
          <table:table-cell table:style-name="ce52" office:value-type="string">
            <text:p>Created On</text:p>
          </table:table-cell>
          <table:table-cell table:style-name="ce43" office:value-type="string">
            <text:p>Created By</text:p>
          </table:table-cell>
          <table:table-cell table:style-name="ce43" office:value-type="string">
            <text:p>Process</text:p>
          </table:table-cell>
          <table:table-cell table:style-name="ce43" office:value-type="string">
            <text:p>Location</text:p>
          </table:table-cell>
          <table:table-cell table:style-name="ce43" office:value-type="string">
            <text:p>Question Type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ssigned To</text:p>
          </table:table-cell>
          <table:table-cell table:style-name="ce52" office:value-type="string">
            <text:p>Deadline</text:p>
          </table:table-cell>
          <table:table-cell table:style-name="ce52" office:value-type="string">
            <text:p>Answered 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Status</text:p>
          </table:table-cell>
          <table:table-cell table:style-name="ce43" office:value-type="string">
            <text:p>Notes</text:p>
          </table:table-cell>
          <table:table-cell table:style-name="ce43" office:value-type="string">
            <text:p>Reference</text:p>
          </table:table-cell>
          <table:table-cell table:number-columns-repeated="1010"/>
        </table:table-row>
        <table:table-row table:style-name="ro7">
          <table:table-cell table:style-name="ce44" office:value-type="float" office:value="1">
            <text:p>1</text:p>
          </table:table-cell>
          <table:table-cell table:style-name="ce53" office:value-type="float" office:value="40650">
            <text:p>17/Apr/11</text:p>
          </table:table-cell>
          <table:table-cell table:style-name="ce44" office:value-type="string">
            <text:p>DoanNX</text:p>
          </table:table-cell>
          <table:table-cell table:style-name="ce44" table:content-validation-name="val1" office:value-type="string">
            <text:p>Requirement<text:tab/><text:tab/><text:tab/><text:tab/><text:tab/><text:tab/><text:tab/><text:tab/></text:p>
          </table:table-cell>
          <table:table-cell table:style-name="ce58" office:value-type="string">
            <text:p>Customer Requirement Specification in High Level Requirement</text:p>
          </table:table-cell>
          <table:table-cell table:style-name="ce44" table:content-validation-name="val2" office:value-type="string">
            <text:p>Clarification</text:p>
          </table:table-cell>
          <table:table-cell table:style-name="ce58" office:value-type="string">
            <text:p>Module số 5 và số 7 liệu có thể gộp lại thành 1 được không?</text:p>
          </table:table-cell>
          <table:table-cell table:style-name="ce58" office:value-type="string">
            <text:p>ThachLN</text:p>
          </table:table-cell>
          <table:table-cell table:style-name="ce44" table:content-validation-name="val3" office:value-type="string">
            <text:p>-</text:p>
          </table:table-cell>
          <table:table-cell table:style-name="ce53" office:value-type="float" office:value="40652">
            <text:p>19/Apr/11</text:p>
          </table:table-cell>
          <table:table-cell table:style-name="ce53" office:value-type="string">
            <text:p>Không nên.</text:p>
            <text:p>Mục 5. Thành viên là đề để quản lý profile các thành viên của nhóm. Ghi nhận thành tích, đóng góp. Sau này sẽ có cơ chế tính điểm; phong cấp bậc cho thành viên,v.v...</text:p>
            <text:p>Mục 7: Hướng tới việc làm cầu nối việc làm cho các bạn; có thể đăng tin tuyển dụng các công ty, PR hồ sơ tốt (lấy từ Mục 5) để các công ty xem. v...</text:p>
          </table:table-cell>
          <table:table-cell table:style-name="ce53" table:content-validation-name="val4" office:value-type="string">
            <text:p>Open</text:p>
          </table:table-cell>
          <table:table-cell table:style-name="ce58" table:number-columns-repeated="2"/>
          <table:table-cell table:number-columns-repeated="2"/>
          <table:table-cell table:style-name="ce59"/>
          <table:table-cell table:number-columns-repeated="1007"/>
        </table:table-row>
        <table:table-row table:style-name="ro7" table:number-rows-repeated="120">
          <table:table-cell table:style-name="ce44"/>
          <table:table-cell table:style-name="ce53"/>
          <table:table-cell table:style-name="ce44"/>
          <table:table-cell table:style-name="ce44" table:content-validation-name="val1"/>
          <table:table-cell table:style-name="ce58"/>
          <table:table-cell table:style-name="ce44" table:content-validation-name="val2"/>
          <table:table-cell table:style-name="ce58" table:number-columns-repeated="2"/>
          <table:table-cell table:style-name="ce44" table:content-validation-name="val3"/>
          <table:table-cell table:style-name="ce44"/>
          <table:table-cell table:style-name="ce53"/>
          <table:table-cell table:style-name="ce53" table:content-validation-name="val4"/>
          <table:table-cell table:style-name="ce58" table:number-columns-repeated="2"/>
          <table:table-cell table:number-columns-repeated="1010"/>
        </table:table-row>
        <table:table-row table:style-name="ro7" table:number-rows-repeated="104844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_0" table:base-cell-address="$GuideLine.$A$1" table:expression=""/>
        <table:named-expression table:name="_d" table:base-cell-address="$GuideLine.$A$1" table:expression=""/>
        <table:named-expression table:name="_e" table:base-cell-address="$GuideLine.$A$1" table:expression=""/>
        <table:named-expression table:name="_f" table:base-cell-address="$GuideLine.$A$1" table:expression=""/>
        <table:named-expression table:name="_g" table:base-cell-address="$GuideLine.$A$1" table:expression=""/>
        <table:named-expression table:name="_h" table:base-cell-address="$GuideLine.$A$1" table:expression=""/>
        <table:named-expression table:name="_i" table:base-cell-address="$GuideLine.$A$1" table:expression=""/>
        <table:named-expression table:name="_j" table:base-cell-address="$GuideLine.$A$1" table:expression=""/>
        <table:named-expression table:name="_k" table:base-cell-address="$GuideLine.$A$1" table:expression=""/>
        <table:named-expression table:name="_l" table:base-cell-address="$GuideLine.$A$1" table:expression=""/>
        <table:named-expression table:name="_m" table:base-cell-address="$GuideLine.$A$1" table:expression=""/>
        <table:named-expression table:name="_n" table:base-cell-address="$GuideLine.$A$1" table:expression=""/>
        <table:named-expression table:name="_o" table:base-cell-address="$GuideLine.$A$1" table:expression=""/>
        <table:named-expression table:name="_z" table:base-cell-address="$GuideLine.$A$1" table:expression=""/>
        <table:named-expression table:name="_1" table:base-cell-address="$GuideLine.$A$1" table:expression="NA()"/>
        <table:named-expression table:name="_1000A01" table:base-cell-address="$GuideLine.$A$1" table:expression="NA()"/>
        <table:named-expression table:name="_2" table:base-cell-address="$GuideLine.$A$1" table:expression="NA()"/>
        <table:named-expression table:name="_Fill" table:base-cell-address="$GuideLine.$A$1" table:expression="$#REF!.$B$775:$B$792"/>
        <table:named-range table:name="Excel_BuiltIn__FilterDatabase" table:base-cell-address="$GuideLine.$A$1" table:cell-range-address="$'Q&amp;A Management Table'.$A$13:.$N$34"/>
        <table:named-expression table:name="_Key1" table:base-cell-address="$GuideLine.$A$1" table:expression=""/>
        <table:named-expression table:name="_Key2" table:base-cell-address="$GuideLine.$A$1" table:expression=""/>
        <table:named-expression table:name="_Order1" table:base-cell-address="$GuideLine.$A$1" table:expression="255"/>
        <table:named-expression table:name="_Order2" table:base-cell-address="$GuideLine.$A$1" table:expression="255"/>
        <table:named-expression table:name="_Sort" table:base-cell-address="$GuideLine.$A$1" table:expression=""/>
        <table:named-expression table:name="A" table:base-cell-address="$GuideLine.$A$1" table:expression=""/>
        <table:named-expression table:name="A01_" table:base-cell-address="$GuideLine.$A$1" table:expression="NA()"/>
        <table:named-expression table:name="A01AC" table:base-cell-address="$GuideLine.$A$1" table:expression="NA()"/>
        <table:named-expression table:name="A01CAT" table:base-cell-address="$GuideLine.$A$1" table:expression="NA()"/>
        <table:named-expression table:name="A01CODE" table:base-cell-address="$GuideLine.$A$1" table:expression="NA()"/>
        <table:named-expression table:name="A01DATA" table:base-cell-address="$GuideLine.$A$1" table:expression="NA()"/>
        <table:named-expression table:name="A01MI" table:base-cell-address="$GuideLine.$A$1" table:expression="NA()"/>
        <table:named-expression table:name="A01TO" table:base-cell-address="$GuideLine.$A$1" table:expression="NA()"/>
        <table:named-expression table:name="A65700" table:base-cell-address="$GuideLine.$A$1" table:expression=""/>
        <table:named-expression table:name="A65800" table:base-cell-address="$GuideLine.$A$1" table:expression=""/>
        <table:named-expression table:name="A66000" table:base-cell-address="$GuideLine.$A$1" table:expression=""/>
        <table:named-expression table:name="A67000" table:base-cell-address="$GuideLine.$A$1" table:expression=""/>
        <table:named-expression table:name="A68000" table:base-cell-address="$GuideLine.$A$1" table:expression=""/>
        <table:named-expression table:name="A70000" table:base-cell-address="$GuideLine.$A$1" table:expression=""/>
        <table:named-expression table:name="A75000" table:base-cell-address="$GuideLine.$A$1" table:expression=""/>
        <table:named-expression table:name="A85000" table:base-cell-address="$GuideLine.$A$1" table:expression=""/>
        <table:named-expression table:name="AA" table:base-cell-address="$GuideLine.$A$1" table:expression="$#REF!.$A$1:$CB$43"/>
        <table:named-expression table:name="AAA" table:base-cell-address="$GuideLine.$A$1" table:expression=""/>
        <table:named-expression table:name="aaaa" table:base-cell-address="$GuideLine.$A$1" table:expression=""/>
        <table:named-expression table:name="All_Item" table:base-cell-address="$GuideLine.$A$1" table:expression="$#REF!.$B$16:$L$517"/>
        <table:named-expression table:name="ALPIN" table:base-cell-address="$GuideLine.$A$1" table:expression="NA()"/>
        <table:named-expression table:name="ALPJYOU" table:base-cell-address="$GuideLine.$A$1" table:expression="NA()"/>
        <table:named-expression table:name="ALPTOI" table:base-cell-address="$GuideLine.$A$1" table:expression="NA()"/>
        <table:named-expression table:name="B" table:base-cell-address="$GuideLine.$A$1" table:expression=""/>
        <table:named-expression table:name="BB" table:base-cell-address="$GuideLine.$A$1" table:expression="$#REF!.$CD$5:$DF$43"/>
        <table:named-expression table:name="BOQ" table:base-cell-address="$GuideLine.$A$1" table:expression="$#REF!.$A$14:$Q$343"/>
        <table:named-expression table:name="BVCISUMMARY" table:base-cell-address="$GuideLine.$A$1" table:expression="$#REF!.$B$3:$K$54"/>
        <table:named-expression table:name="CABLE2" table:base-cell-address="$GuideLine.$A$1" table:expression=""/>
        <table:named-expression table:name="Category_All" table:base-cell-address="$GuideLine.$A$1" table:expression="$#REF!.$B$521:$L$555"/>
        <table:named-expression table:name="CATIN" table:base-cell-address="$GuideLine.$A$1" table:expression="NA()"/>
        <table:named-expression table:name="CATJYOU" table:base-cell-address="$GuideLine.$A$1" table:expression="NA()"/>
        <table:named-expression table:name="CATREC" table:base-cell-address="$GuideLine.$A$1" table:expression="NA()"/>
        <table:named-expression table:name="CATSYU" table:base-cell-address="$GuideLine.$A$1" table:expression="NA()"/>
        <table:named-expression table:name="COAT" table:base-cell-address="$GuideLine.$A$1" table:expression=""/>
        <table:named-expression table:name="COMMON" table:base-cell-address="$GuideLine.$A$1" table:expression=""/>
        <table:named-expression table:name="CON_EQP_COS" table:base-cell-address="$GuideLine.$A$1" table:expression="$#REF!.$BX$69:$CE$112"/>
        <table:named-expression table:name="CON_EQP_COST" table:base-cell-address="$GuideLine.$A$1" table:expression="$#REF!.$AJ$6:$AQ$50"/>
        <table:named-expression table:name="CON1" table:base-cell-address="$GuideLine.$A$1" table:expression="$#REF!.$A$7:$K$322"/>
        <table:named-expression table:name="CON2" table:base-cell-address="$GuideLine.$A$1" table:expression="$#REF!.$A$325:$M$390"/>
        <table:named-expression table:name="CONST_EQ" table:base-cell-address="$GuideLine.$A$1" table:expression="$#REF!.$CD$5:$DF$43"/>
        <table:named-expression table:name="COVER" table:base-cell-address="$GuideLine.$A$1" table:expression="$#REF!.$B$3:$P$102"/>
        <table:named-expression table:name="Excel_BuiltIn_Criteria" table:base-cell-address="$GuideLine.$A$1" table:expression=""/>
        <table:named-expression table:name="CRITINST" table:base-cell-address="$GuideLine.$A$1" table:expression="$#REF!.$B$4:$B$5"/>
        <table:named-expression table:name="CRITPURC" table:base-cell-address="$GuideLine.$A$1" table:expression="$#REF!.$B$2:$B$3"/>
        <table:named-expression table:name="CS_10" table:base-cell-address="$GuideLine.$A$1" table:expression="$#REF!.$B$40:$C$51"/>
        <table:named-expression table:name="CS_100" table:base-cell-address="$GuideLine.$A$1" table:expression="$#REF!.$B$291:$C$299"/>
        <table:named-expression table:name="CS_10S" table:base-cell-address="$GuideLine.$A$1" table:expression="$#REF!.$B$52:$C$94"/>
        <table:named-expression table:name="CS_120" table:base-cell-address="$GuideLine.$A$1" table:expression="$#REF!.$B$300:$C$311"/>
        <table:named-expression table:name="CS_140" table:base-cell-address="$GuideLine.$A$1" table:expression="$#REF!.$B$312:$C$320"/>
        <table:named-expression table:name="CS_160" table:base-cell-address="$GuideLine.$A$1" table:expression="$#REF!.$B$321:$C$352"/>
        <table:named-expression table:name="CS_20" table:base-cell-address="$GuideLine.$A$1" table:expression="$#REF!.$B$95:$C$109"/>
        <table:named-expression table:name="CS_30" table:base-cell-address="$GuideLine.$A$1" table:expression="$#REF!.$B$110:$C$123"/>
        <table:named-expression table:name="CS_40" table:base-cell-address="$GuideLine.$A$1" table:expression="$#REF!.$B$124:$C$167"/>
        <table:named-expression table:name="CS_40S" table:base-cell-address="$GuideLine.$A$1" table:expression="$#REF!.$B$168:$C$203"/>
        <table:named-expression table:name="CS_5S" table:base-cell-address="$GuideLine.$A$1" table:expression="$#REF!.$B$8:$C$39"/>
        <table:named-expression table:name="CS_60" table:base-cell-address="$GuideLine.$A$1" table:expression="$#REF!.$B$204:$C$212"/>
        <table:named-expression table:name="CS_80" table:base-cell-address="$GuideLine.$A$1" table:expression="$#REF!.$B$213:$C$254"/>
        <table:named-expression table:name="CS_80S" table:base-cell-address="$GuideLine.$A$1" table:expression="$#REF!.$B$255:$C$290"/>
        <table:named-expression table:name="CS_STD" table:base-cell-address="$GuideLine.$A$1" table:expression="$#REF!.$B$353:$C$406"/>
        <table:named-expression table:name="CS_XS" table:base-cell-address="$GuideLine.$A$1" table:expression="$#REF!.$B$407:$C$460"/>
        <table:named-expression table:name="CS_XXS" table:base-cell-address="$GuideLine.$A$1" table:expression="$#REF!.$B$461:$C$487"/>
        <table:named-expression table:name="CURRENCY" table:base-cell-address="$GuideLine.$A$1" table:expression="$#REF!.$F$14:$G$28"/>
        <table:named-expression table:name="D_7101A_B" table:base-cell-address="$GuideLine.$A$1" table:expression="$#REF!.$C$7:$AB$154"/>
        <table:named-expression table:name="Excel_BuiltIn_Database" table:base-cell-address="$GuideLine.$A$1" table:expression="$#REF!.$#REF!$#REF!"/>
        <table:named-expression table:name="DataFilter" table:base-cell-address="$GuideLine.$A$1" table:expression="#name!DataFilter"/>
        <table:named-expression table:name="DataSort" table:base-cell-address="$GuideLine.$A$1" table:expression="#name!DataSort"/>
        <table:named-expression table:name="DSUMDATA" table:base-cell-address="$GuideLine.$A$1" table:expression="$#REF!.$A$1:$Q$337"/>
        <table:named-expression table:name="End_1" table:base-cell-address="$GuideLine.$A$1" table:expression="$#REF!.$L$9"/>
        <table:named-expression table:name="End_10" table:base-cell-address="$GuideLine.$A$1" table:expression="$#REF!.$S$#REF!"/>
        <table:named-expression table:name="End_11" table:base-cell-address="$GuideLine.$A$1" table:expression="$#REF!.$S$36"/>
        <table:named-expression table:name="End_12" table:base-cell-address="$GuideLine.$A$1" table:expression="$#REF!.$S$39"/>
        <table:named-expression table:name="End_13" table:base-cell-address="$GuideLine.$A$1" table:expression="$#REF!.$R$42"/>
        <table:named-expression table:name="End_2" table:base-cell-address="$GuideLine.$A$1" table:expression="$#REF!.$M$12"/>
        <table:named-expression table:name="End_3" table:base-cell-address="$GuideLine.$A$1" table:expression="$#REF!.$N$15"/>
        <table:named-expression table:name="End_4" table:base-cell-address="$GuideLine.$A$1" table:expression="$#REF!.$N$18"/>
        <table:named-expression table:name="End_5" table:base-cell-address="$GuideLine.$A$1" table:expression="$#REF!.$N$21"/>
        <table:named-expression table:name="End_6" table:base-cell-address="$GuideLine.$A$1" table:expression="$#REF!.$O$24"/>
        <table:named-expression table:name="End_7" table:base-cell-address="$GuideLine.$A$1" table:expression="$#REF!.$P$27"/>
        <table:named-expression table:name="End_8" table:base-cell-address="$GuideLine.$A$1" table:expression="$#REF!.$N$29"/>
        <table:named-expression table:name="End_9" table:base-cell-address="$GuideLine.$A$1" table:expression="$#REF!.$M$31"/>
        <table:named-expression table:name="Excel_BuiltIn_Extract" table:base-cell-address="$GuideLine.$A$1" table:expression=""/>
        <table:named-expression table:name="f" table:base-cell-address="$GuideLine.$A$1" table:expression="{&quot;'Sheet1'!$L$16&quot;}"/>
        <table:named-expression table:name="FACTOR" table:base-cell-address="$GuideLine.$A$1" table:expression="$#REF!.$AM$9:$AM$1007"/>
        <table:named-expression table:name="ｆｆｆ" table:base-cell-address="$GuideLine.$A$1" table:expression="{&quot;'Sheet1'!$L$16&quot;}"/>
        <table:named-expression table:name="FP" table:base-cell-address="$GuideLine.$A$1" table:expression=""/>
        <table:named-expression table:name="GoBack" table:base-cell-address="$GuideLine.$A$1" table:expression="#name!GoBack"/>
        <table:named-expression table:name="GPT_GROUNDING_PT" table:base-cell-address="$GuideLine.$A$1" table:expression=""/>
        <table:named-expression table:name="HOME_MANP" table:base-cell-address="$GuideLine.$A$1" table:expression=""/>
        <table:named-expression table:name="HOMEOFFICE_COST" table:base-cell-address="$GuideLine.$A$1" table:expression=""/>
        <table:named-expression table:name="HTML_CodePage" table:base-cell-address="$GuideLine.$A$1" table:expression="950"/>
        <table:named-expression table:name="HTML_Control" table:base-cell-address="$GuideLine.$A$1" table:expression="{&quot;'Sheet1'!$L$16&quot;}"/>
        <table:named-expression table:name="HTML_Description" table:base-cell-address="$GuideLine.$A$1" table:expression="&quot;&quot;"/>
        <table:named-expression table:name="HTML_Email" table:base-cell-address="$GuideLine.$A$1" table:expression="&quot;&quot;"/>
        <table:named-expression table:name="HTML_Header" table:base-cell-address="$GuideLine.$A$1" table:expression="&quot;Sheet1&quot;"/>
        <table:named-expression table:name="HTML_LastUpdate" table:base-cell-address="$GuideLine.$A$1" table:expression="&quot;2000/9/14&quot;"/>
        <table:named-expression table:name="HTML_LineAfter" table:base-cell-address="$GuideLine.$A$1" table:expression="FALSE()"/>
        <table:named-expression table:name="HTML_LineBefore" table:base-cell-address="$GuideLine.$A$1" table:expression="FALSE()"/>
        <table:named-expression table:name="HTML_Name" table:base-cell-address="$GuideLine.$A$1" table:expression="&quot;J.C.WONG&quot;"/>
        <table:named-expression table:name="HTML_OBDlg2" table:base-cell-address="$GuideLine.$A$1" table:expression="TRUE()"/>
        <table:named-expression table:name="HTML_OBDlg4" table:base-cell-address="$GuideLine.$A$1" table:expression="TRUE()"/>
        <table:named-expression table:name="HTML_OS" table:base-cell-address="$GuideLine.$A$1" table:expression="0"/>
        <table:named-expression table:name="HTML_PathFile" table:base-cell-address="$GuideLine.$A$1" table:expression="&quot;C:\2689\Q\??\00q3961????PTA3??\MyHTML.htm&quot;"/>
        <table:named-expression table:name="HTML_Title" table:base-cell-address="$GuideLine.$A$1" table:expression="&quot;00Q3961-SUM&quot;"/>
        <table:named-expression table:name="IDLAB_COST" table:base-cell-address="$GuideLine.$A$1" table:expression="$#REF!.$AL$8:$BW$64"/>
        <table:named-expression table:name="IND_LAB" table:base-cell-address="$GuideLine.$A$1" table:expression="$#REF!.$A$14:$CB$113"/>
        <table:named-expression table:name="INDMANP" table:base-cell-address="$GuideLine.$A$1" table:expression="$#REF!.$A$3:$AH$59"/>
        <table:named-expression table:name="IO" table:base-cell-address="$GuideLine.$A$1" table:expression=""/>
        <table:named-expression table:name="MAJ_CON_EQP" table:base-cell-address="$GuideLine.$A$1" table:expression="$#REF!.$A$67:$AH$123"/>
        <table:named-expression table:name="MAT" table:base-cell-address="$GuideLine.$A$1" table:expression=""/>
        <table:named-expression table:name="MF" table:base-cell-address="$GuideLine.$A$1" table:expression=""/>
        <table:named-expression table:name="MG_A" table:base-cell-address="$GuideLine.$A$1" table:expression="$#REF!.$N$259"/>
        <table:named-expression table:name="NET" table:base-cell-address="$GuideLine.$A$1" table:expression="$#REF!.$C$1:$O$65"/>
        <table:named-expression table:name="NET_1" table:base-cell-address="$GuideLine.$A$1" table:expression=""/>
        <table:named-expression table:name="NET_ANA" table:base-cell-address="$GuideLine.$A$1" table:expression="$#REF!.$C$1:$W$65"/>
        <table:named-expression table:name="NET_ANA_1" table:base-cell-address="$GuideLine.$A$1" table:expression=""/>
        <table:named-expression table:name="NET_ANA_2" table:base-cell-address="$GuideLine.$A$1" table:expression=""/>
        <table:named-expression table:name="NET2" table:base-cell-address="$GuideLine.$A$1" table:expression=""/>
        <table:named-expression table:name="OTHER_PANEL" table:base-cell-address="$GuideLine.$A$1" table:expression=""/>
        <table:named-expression table:name="P" table:base-cell-address="$GuideLine.$A$1" table:expression=""/>
        <table:named-expression table:name="PEJM" table:base-cell-address="$GuideLine.$A$1" table:expression=""/>
        <table:named-expression table:name="PF" table:base-cell-address="$GuideLine.$A$1" table:expression=""/>
        <table:named-expression table:name="PL_???___P.B.___REST_P.B._????" table:base-cell-address="$GuideLine.$A$1" table:expression=""/>
        <table:named-expression table:name="PM" table:base-cell-address="$GuideLine.$A$1" table:expression=""/>
        <table:named-expression table:name="PRICE" table:base-cell-address="$GuideLine.$A$1" table:expression="$#REF!.$C$7:$S$151"/>
        <table:named-expression table:name="PRICE1" table:base-cell-address="$GuideLine.$A$1" table:expression="$#REF!.$D$9:$N$392"/>
        <table:named-expression table:name="Excel_BuiltIn_Print_Area" table:base-cell-address="$GuideLine.$A$1" table:expression=""/>
        <table:named-expression table:name="Print_Area_MI" table:base-cell-address="$GuideLine.$A$1" table:expression=""/>
        <table:named-range table:name="Excel_BuiltIn_Print_Titles" table:base-cell-address="$GuideLine.$A$1" table:cell-range-address="$'Q&amp;A Management Table'.$A$13:.$AMG$13" table:range-usable-as="repeat-column repeat-row"/>
        <table:named-expression table:name="Excel_BuiltIn_Print_Titles 1" table:base-cell-address="$GuideLine.$A$1" table:expression=""/>
        <table:named-expression table:name="Print_Titles_MI" table:base-cell-address="$GuideLine.$A$1" table:expression="$#REF!.$A$1:$AMG$13"/>
        <table:named-expression table:name="PRINTA" table:base-cell-address="$GuideLine.$A$1" table:expression=""/>
        <table:named-expression table:name="PRINTB" table:base-cell-address="$GuideLine.$A$1" table:expression=""/>
        <table:named-expression table:name="PRINTC" table:base-cell-address="$GuideLine.$A$1" table:expression=""/>
        <table:named-expression table:name="PROPOSAL" table:base-cell-address="$GuideLine.$A$1" table:expression="$#REF!.$A$1:$N$27"/>
        <table:named-expression table:name="R_11" table:base-cell-address="$GuideLine.$A$1" table:expression=""/>
        <table:named-expression table:name="R_12" table:base-cell-address="$GuideLine.$A$1" table:expression=""/>
        <table:named-expression table:name="R_13" table:base-cell-address="$GuideLine.$A$1" table:expression=""/>
        <table:named-expression table:name="R_14" table:base-cell-address="$GuideLine.$A$1" table:expression=""/>
        <table:named-expression table:name="R_15" table:base-cell-address="$GuideLine.$A$1" table:expression=""/>
        <table:named-expression table:name="R_21" table:base-cell-address="$GuideLine.$A$1" table:expression=""/>
        <table:named-expression table:name="R_22" table:base-cell-address="$GuideLine.$A$1" table:expression=""/>
        <table:named-expression table:name="R_23" table:base-cell-address="$GuideLine.$A$1" table:expression=""/>
        <table:named-expression table:name="R_24" table:base-cell-address="$GuideLine.$A$1" table:expression=""/>
        <table:named-expression table:name="R_31" table:base-cell-address="$GuideLine.$A$1" table:expression=""/>
        <table:named-expression table:name="R_32" table:base-cell-address="$GuideLine.$A$1" table:expression=""/>
        <table:named-expression table:name="R_33" table:base-cell-address="$GuideLine.$A$1" table:expression=""/>
        <table:named-expression table:name="R_34" table:base-cell-address="$GuideLine.$A$1" table:expression=""/>
        <table:named-expression table:name="R_35" table:base-cell-address="$GuideLine.$A$1" table:expression=""/>
        <table:named-expression table:name="R_41" table:base-cell-address="$GuideLine.$A$1" table:expression=""/>
        <table:named-expression table:name="R_42" table:base-cell-address="$GuideLine.$A$1" table:expression=""/>
        <table:named-expression table:name="R_43" table:base-cell-address="$GuideLine.$A$1" table:expression=""/>
        <table:named-expression table:name="R_44" table:base-cell-address="$GuideLine.$A$1" table:expression=""/>
        <table:named-expression table:name="R_45" table:base-cell-address="$GuideLine.$A$1" table:expression=""/>
        <table:named-expression table:name="R_46" table:base-cell-address="$GuideLine.$A$1" table:expression=""/>
        <table:named-expression table:name="R_51" table:base-cell-address="$GuideLine.$A$1" table:expression=""/>
        <table:named-expression table:name="R_52" table:base-cell-address="$GuideLine.$A$1" table:expression=""/>
        <table:named-expression table:name="R_53" table:base-cell-address="$GuideLine.$A$1" table:expression=""/>
        <table:named-expression table:name="R_54" table:base-cell-address="$GuideLine.$A$1" table:expression=""/>
        <table:named-expression table:name="R_61" table:base-cell-address="$GuideLine.$A$1" table:expression=""/>
        <table:named-expression table:name="R_62" table:base-cell-address="$GuideLine.$A$1" table:expression=""/>
        <table:named-expression table:name="R_63" table:base-cell-address="$GuideLine.$A$1" table:expression=""/>
        <table:named-expression table:name="R_71" table:base-cell-address="$GuideLine.$A$1" table:expression=""/>
        <table:named-expression table:name="R_72" table:base-cell-address="$GuideLine.$A$1" table:expression=""/>
        <table:named-expression table:name="R_73" table:base-cell-address="$GuideLine.$A$1" table:expression=""/>
        <table:named-expression table:name="R_74" table:base-cell-address="$GuideLine.$A$1" table:expression=""/>
        <table:named-expression table:name="R_75" table:base-cell-address="$GuideLine.$A$1" table:expression=""/>
        <table:named-expression table:name="R_81" table:base-cell-address="$GuideLine.$A$1" table:expression=""/>
        <table:named-expression table:name="R_82" table:base-cell-address="$GuideLine.$A$1" table:expression=""/>
        <table:named-expression table:name="R_83" table:base-cell-address="$GuideLine.$A$1" table:expression=""/>
        <table:named-expression table:name="R_84" table:base-cell-address="$GuideLine.$A$1" table:expression=""/>
        <table:named-expression table:name="RECOUT" table:base-cell-address="$GuideLine.$A$1" table:expression="NA()"/>
        <table:named-expression table:name="RFP003A" table:base-cell-address="$GuideLine.$A$1" table:expression="$#REF!.$A$8:$P$228"/>
        <table:named-expression table:name="RFP003B" table:base-cell-address="$GuideLine.$A$1" table:expression="$#REF!.$A$8:$P$286"/>
        <table:named-expression table:name="RFP003C" table:base-cell-address="$GuideLine.$A$1" table:expression="$#REF!.$A$8:$P$278"/>
        <table:named-expression table:name="RFP003D" table:base-cell-address="$GuideLine.$A$1" table:expression="$#REF!.$A$8:$P$216"/>
        <table:named-expression table:name="RFP003E" table:base-cell-address="$GuideLine.$A$1" table:expression="$#REF!.$A$8:$P$145"/>
        <table:named-expression table:name="RFP003F" table:base-cell-address="$GuideLine.$A$1" table:expression="$#REF!.$A$8:$P$162"/>
        <table:named-expression table:name="RT" table:base-cell-address="$GuideLine.$A$1" table:expression=""/>
        <table:named-expression table:name="s" table:base-cell-address="$GuideLine.$A$1" table:expression="{&quot;'Sheet1'!$L$16&quot;}"/>
        <table:named-expression table:name="SB" table:base-cell-address="$GuideLine.$A$1" table:expression=""/>
        <table:named-expression table:name="SCH" table:base-cell-address="$GuideLine.$A$1" table:expression="$#REF!.$B$3:$D$1007"/>
        <table:named-expression table:name="SIZE" table:base-cell-address="$GuideLine.$A$1" table:expression="$#REF!.$B$1:$B$1048573"/>
        <table:named-expression table:name="SORT" table:base-cell-address="$GuideLine.$A$1" table:expression="$#REF!.$A$6:$AMG$41"/>
        <table:named-expression table:name="SORT_AREA" table:base-cell-address="$GuideLine.$A$1" table:expression=""/>
        <table:named-expression table:name="SP" table:base-cell-address="$GuideLine.$A$1" table:expression=""/>
        <table:named-expression table:name="SPEC" table:base-cell-address="$GuideLine.$A$1" table:expression="$#REF!.$E$76"/>
        <table:named-expression table:name="SPECSUMMARY" table:base-cell-address="$GuideLine.$A$1" table:expression="$#REF!.$D$18:$L$302"/>
        <table:named-expression table:name="Start_1" table:base-cell-address="$GuideLine.$A$1" table:expression="$#REF!.$F$9"/>
        <table:named-expression table:name="Start_10" table:base-cell-address="$GuideLine.$A$1" table:expression="$#REF!.$I$#REF!"/>
        <table:named-expression table:name="Start_11" table:base-cell-address="$GuideLine.$A$1" table:expression="$#REF!.$#REF!$36"/>
        <table:named-expression table:name="Start_12" table:base-cell-address="$GuideLine.$A$1" table:expression="$#REF!.$G$39"/>
        <table:named-expression table:name="Start_13" table:base-cell-address="$GuideLine.$A$1" table:expression="$#REF!.$I$42"/>
        <table:named-expression table:name="Start_2" table:base-cell-address="$GuideLine.$A$1" table:expression="$#REF!.$I$12"/>
        <table:named-expression table:name="Start_3" table:base-cell-address="$GuideLine.$A$1" table:expression="$#REF!.$G$15"/>
        <table:named-expression table:name="Start_4" table:base-cell-address="$GuideLine.$A$1" table:expression="$#REF!.$#REF!$18"/>
        <table:named-expression table:name="Start_5" table:base-cell-address="$GuideLine.$A$1" table:expression="$#REF!.$H$21"/>
        <table:named-expression table:name="Start_6" table:base-cell-address="$GuideLine.$A$1" table:expression="$#REF!.$J$24"/>
        <table:named-expression table:name="Start_7" table:base-cell-address="$GuideLine.$A$1" table:expression="$#REF!.$J$27"/>
        <table:named-expression table:name="Start_8" table:base-cell-address="$GuideLine.$A$1" table:expression="$#REF!.$F$29"/>
        <table:named-expression table:name="Start_9" table:base-cell-address="$GuideLine.$A$1" table:expression="$#REF!.$I$31"/>
        <table:named-expression table:name="SUMMARY" table:base-cell-address="$GuideLine.$A$1" table:expression=""/>
        <table:named-expression table:name="THI" table:base-cell-address="$GuideLine.$A$1" table:expression=""/>
        <table:named-expression table:name="THK" table:base-cell-address="$GuideLine.$A$1" table:expression=""/>
        <table:named-expression table:name="TITAN" table:base-cell-address="$GuideLine.$A$1" table:expression=""/>
        <table:named-expression table:name="TPLRP" table:base-cell-address="$GuideLine.$A$1" table:expression="$#REF!.$C$7:$BJ$157"/>
        <table:named-expression table:name="TRADE2" table:base-cell-address="$GuideLine.$A$1" table:expression="$#REF!.$F$34:$G$35"/>
        <table:named-expression table:name="TRANSFORMER" table:base-cell-address="$GuideLine.$A$1" table:expression=""/>
        <table:named-expression table:name="VARIINST" table:base-cell-address="$GuideLine.$A$1" table:expression="$#REF!.$B$5"/>
        <table:named-expression table:name="VARIPURC" table:base-cell-address="$GuideLine.$A$1" table:expression="$#REF!.$B$3"/>
        <table:named-expression table:name="W" table:base-cell-address="$GuideLine.$A$1" table:expression="$#REF!.$H$8"/>
        <table:named-expression table:name="wrn.HCDN_全印刷." table:base-cell-address="$GuideLine.$A$1" table:expression="{&quot;HCDN_注釈以外&quot;;#n/A;FALSE;&quot;10.0対応&quot;|&quot;HCDN_注釈&quot;;#n/A;FALSE;&quot;10.0対応&quot;|&quot;HCDN_注釈以外&quot;;#n/A;FALSE;&quot;9.0対応&quot;|&quot;HCDN_注釈&quot;;#n/A;FALSE;&quot;9.0対応&quot;|#n/A;#n/A;FALSE;&quot;ﾏﾆｭｱﾙ一覧&quot;|#n/A;#n/A;FALSE;&quot;ﾏﾆｭｱﾙ一覧 (2)&quot;}"/>
        <table:named-expression table:name="wrn.構成ｶﾞｲﾄﾞ_全印刷." table:base-cell-address="$GuideLine.$A$1" table:expression="{&quot;構成ｶﾞｲﾄﾞ_注釈以外&quot;;#n/A;FALSE;&quot;10.0対応&quot;|&quot;構成ｶﾞｲﾄﾞ_注釈&quot;;#n/A;FALSE;&quot;10.0対応&quot;|&quot;構成ｶﾞｲﾄﾞ_注釈以外&quot;;#n/A;FALSE;&quot;9.0対応&quot;|&quot;構成ｶﾞｲﾄﾞ_注釈&quot;;#n/A;FALSE;&quot;9.0対応&quot;|#n/A;#n/A;FALSE;&quot;マニュアル一覧表について&quot;|#n/A;#n/A;FALSE;&quot;ﾏﾆｭｱﾙ一覧&quot;|#n/A;#n/A;FALSE;&quot;ﾏﾆｭｱﾙ一覧 (2)&quot;|#n/A;#n/A;FALSE;&quot;ﾏﾆｭｱﾙ一覧 (3)&quot;}"/>
        <table:named-expression table:name="X" table:base-cell-address="$GuideLine.$A$1" table:expression="$#REF!.$H$7"/>
        <table:named-expression table:name="YAJI_MT_登録仕訳" table:base-cell-address="$GuideLine.$A$1" table:expression=""/>
        <table:named-expression table:name="Z_41442F1C_71A4_447E_AF0E_8FB51FC7D99F_.wvu.Cols" table:base-cell-address="$GuideLine.$A$1" table:expression=";;;"/>
        <table:named-expression table:name="Z_41442F1C_71A4_447E_AF0E_8FB51FC7D99F_.wvu.PrintArea" table:base-cell-address="$GuideLine.$A$1" table:expression=""/>
        <table:named-expression table:name="Z_95018DD7_A252_45F5_975C_C5433E2F88AC_.wvu.Cols" table:base-cell-address="$GuideLine.$A$1" table:expression=";"/>
        <table:named-expression table:name="Z_95018DD7_A252_45F5_975C_C5433E2F88AC_.wvu.PrintArea" table:base-cell-address="$GuideLine.$A$1" table:expression=""/>
        <table:named-expression table:name="Z_D062575E_61A0_4998_AF07_E741A5E67EFF_.wvu.Cols" table:base-cell-address="$GuideLine.$A$1" table:expression=""/>
        <table:named-expression table:name="Z_D062575E_61A0_4998_AF07_E741A5E67EFF_.wvu.PrintArea" table:base-cell-address="$GuideLine.$A$1" table:expression=""/>
        <table:named-expression table:name="ZYX" table:base-cell-address="$GuideLine.$A$1" table:expression="$#REF!.$A$1:$AMG$6097"/>
        <table:named-expression table:name="ZZZ" table:base-cell-address="$GuideLine.$A$1" table:expression="$#REF!.$A$1:$R$49"/>
        <table:named-expression table:name="あｂｃ" table:base-cell-address="$GuideLine.$A$1" table:expression=""/>
        <table:named-expression table:name="ああ" table:base-cell-address="$GuideLine.$A$1" table:expression=""/>
        <table:named-expression table:name="フォーム共通定義__画面ＩＤ_入力セルの位置_列" table:base-cell-address="$GuideLine.$A$1" table:expression="$#REF!.$E$458"/>
        <table:named-expression table:name="フォーム共通定義__画面ＩＤ_入力セルの位置_行" table:base-cell-address="$GuideLine.$A$1" table:expression="$#REF!.$E$457"/>
        <table:named-expression table:name="画面イベント定義__画面ＩＤ_入力セルの位置_列" table:base-cell-address="$GuideLine.$A$1" table:expression="$#REF!.$E$130"/>
        <table:named-expression table:name="画面イベント定義__画面ＩＤ_入力セルの位置_行" table:base-cell-address="$GuideLine.$A$1" table:expression="$#REF!.$E$129"/>
        <table:named-expression table:name="Excel_BuiltIn_Print_Area 1" table:base-cell-address="$GuideLine.$A$1" table:expression=""/>
      </table:named-expressions>
      <table:database-ranges>
        <table:database-range table:name="Status" table:target-range-address="'Q&amp;A Management Table'.L4:'Q&amp;A Management Table'.L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</number:number-style>
    <number:number-style style:name="N118P1" style:volatile="true">
      <number:text>-</number:text>
      <number:number number:decimal-places="0" number:min-integer-digits="1" number:grouping="true"/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122">
      <style:text-properties fo:color="#ff0000"/>
      <number:text>($</number:text>
      <number:number number:decimal-places="0" number:min-integer-digits="3">
        <number:embedded-text number:position="2">.</number:embedded-text>
      </number:number>
      <number:text>)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-</number:text>
    </number:number-style>
    <number:number-style style:name="N124">
      <number:text>▲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style:text-properties fo:color="#ff0000"/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text>\</number:text>
      <number:number number:decimal-places="0" number:min-integer-digits="1" number:grouping="true"/>
    </number:number-style>
    <number:number-style style:name="N156">
      <number:text>\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0" number:min-integer-digits="1" number:grouping="true"/>
    </number:number-style>
    <number:number-style style:name="N157">
      <style:text-properties fo:color="#ff0000"/>
      <number:text>\-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\</number:text>
      <number:number number:decimal-places="2" number:min-integer-digits="1" number:grouping="true"/>
    </number:number-style>
    <number:number-style style:name="N159">
      <number:text>\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\</number:text>
      <number:number number:decimal-places="2" number:min-integer-digits="1" number:grouping="true"/>
    </number:number-style>
    <number:number-style style:name="N160">
      <style:text-properties fo:color="#ff0000"/>
      <number:text>\-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\</number:text>
      <number:number number:decimal-places="0" number:min-integer-digits="1" number:grouping="true"/>
      <number:text> </number:text>
    </number:number-style>
    <number:number-style style:name="N164P1" style:volatile="true">
      <number:text> \-</number:text>
      <number:number number:decimal-places="0" number:min-integer-digits="1" number:grouping="true"/>
      <number:text> </number:text>
    </number:number-style>
    <number:number-style style:name="N164P2" style:volatile="true">
      <number:text> \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\</number:text>
      <number:number number:decimal-places="2" number:min-integer-digits="1" number:grouping="true"/>
      <number:text> </number:text>
    </number:number-style>
    <number:number-style style:name="N170P1" style:volatile="true">
      <number:text> \-</number:text>
      <number:number number:decimal-places="2" number:min-integer-digits="1" number:grouping="true"/>
      <number:text> </number:text>
    </number:number-style>
    <number:number-style style:name="N170P2" style:volatile="true">
      <number:text> \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number:text>-\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0" number:min-integer-digits="1" number:grouping="true"/>
    </number:number-style>
    <number:number-style style:name="N174">
      <style:text-properties fo:color="#ff0000"/>
      <number:text>-\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\</number:text>
      <number:number number:decimal-places="2" number:min-integer-digits="1" number:grouping="true"/>
    </number:number-style>
    <number:number-style style:name="N175">
      <number:text>-\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\</number:text>
      <number:number number:decimal-places="2" number:min-integer-digits="1" number:grouping="true"/>
    </number:number-style>
    <number:number-style style:name="N176">
      <style:text-properties fo:color="#ff0000"/>
      <number:text>-\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\</number:text>
      <number:number number:decimal-places="0" number:min-integer-digits="1" number:grouping="true"/>
      <number:text> </number:text>
    </number:number-style>
    <number:number-style style:name="N178P1" style:volatile="true">
      <number:text>-\</number:text>
      <number:number number:decimal-places="0" number:min-integer-digits="1" number:grouping="true"/>
      <number:text> </number:text>
    </number:number-style>
    <number:number-style style:name="N178P2" style:volatile="true">
      <number:text> \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number number:decimal-places="0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\</number:text>
      <number:number number:decimal-places="2" number:min-integer-digits="1" number:grouping="true"/>
      <number:text> </number:text>
    </number:number-style>
    <number:number-style style:name="N182P1" style:volatile="true">
      <number:text>-\</number:text>
      <number:number number:decimal-places="2" number:min-integer-digits="1" number:grouping="true"/>
      <number:text> </number:text>
    </number:number-style>
    <number:number-style style:name="N182P2" style:volatile="true">
      <number:text> \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£</number:text>
      <number:number number:decimal-places="0" number:min-integer-digits="1" number:grouping="true"/>
    </number:number-style>
    <number:number-style style:name="N187">
      <style:text-properties fo:color="#ff0000"/>
      <number:text>-£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£</number:text>
      <number:number number:decimal-places="2" number:min-integer-digits="1" number:grouping="true"/>
    </number:number-style>
    <number:number-style style:name="N190">
      <style:text-properties fo:color="#ff0000"/>
      <number:text>-£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£</number:text>
      <number:number number:decimal-places="0" number:min-integer-digits="1" number:grouping="true"/>
      <number:text> </number:text>
    </number:number-style>
    <number:number-style style:name="N194P1" style:volatile="true">
      <number:text>-£</number:text>
      <number:number number:decimal-places="0" number:min-integer-digits="1" number:grouping="true"/>
      <number:text> </number:text>
    </number:number-style>
    <number:number-style style:name="N194P2" style:volatile="true">
      <number:text> £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£</number:text>
      <number:number number:decimal-places="2" number:min-integer-digits="1" number:grouping="true"/>
      <number:text> </number:text>
    </number:number-style>
    <number:number-style style:name="N198P1" style:volatile="true">
      <number:text>-£</number:text>
      <number:number number:decimal-places="2" number:min-integer-digits="1" number:grouping="true"/>
      <number:text> </number:text>
    </number:number-style>
    <number:number-style style:name="N198P2" style:volatile="true">
      <number:text> £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6P0"/>
    </number:currency-style>
    <number:number-style style:name="N207P0" style:volatile="true">
      <number:text>\</number:text>
      <number:number number:decimal-places="0" number:min-integer-digits="1" number:grouping="true"/>
    </number:number-style>
    <number:number-style style:name="N207">
      <style:text-properties fo:color="#ff0000"/>
      <number:text>\</number:text>
      <number:number number:decimal-places="0" number:min-integer-digits="1" number:grouping="true"/>
      <style:map style:condition="value()&gt;=0" style:apply-style-name="N207P0"/>
    </number:number-style>
    <number:number-style style:name="N208">
      <number:number number:decimal-places="0" number:min-integer-digits="1"/>
      <number:text> </number:text>
    </number:number-style>
    <number:number-style style:name="N209">
      <number:number number:decimal-places="0" number:min-integer-digits="0">
        <number:embedded-text number:position="4">/</number:embedded-text>
        <number:embedded-text number:position="2">/</number:embedded-text>
      </number:number>
    </number:number-style>
    <number:number-style style:name="N210">
      <number:number number:decimal-places="0" number:min-integer-digits="3"/>
    </number:number-style>
    <number:date-style style:name="N212P0" style:volatile="true">
      <number:day/>
      <number:text>/</number:text>
      <number:month number:textual="true"/>
      <number:text>/</number:text>
      <number:year/>
    </number:date-style>
    <number:text-style style:name="N212">
      <number:text-content/>
      <style:map style:condition="value()&gt;=0" style:apply-style-name="N212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126"/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8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illares_20__5b_0_5d__5f_Well_20_Timing" style:display-name="Millares [0]_Well Timing" style:family="table-cell" style:parent-style-name="Default" style:data-style-name="N5117"/>
    <style:style style:name="Millares_5f_Well_20_Timing" style:display-name="Millares_Well Timing" style:family="table-cell" style:parent-style-name="Default" style:data-style-name="N5119"/>
    <style:style style:name="Moneda_20__5b_0_5d__5f_Well_20_Timing" style:display-name="Moneda [0]_Well Timing" style:family="table-cell" style:parent-style-name="Default" style:data-style-name="N120"/>
    <style:style style:name="Moneda_5f_Well_20_Timing" style:display-name="Moneda_Well Timing" style:family="table-cell" style:parent-style-name="Default" style:data-style-name="N122"/>
    <style:style style:name="n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スタイル_20_1" style:display-name="スタイル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常规_5f_3.RICコード_5f_検索コード対応一覧" style:display-name="常规_3.RICコード_検索コード対応一覧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改行_28_上_29_" style:display-name="改行(上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改行_28_中_29_" style:display-name="改行(中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1" style:family="table-cell" style:parent-style-name="Default" style:data-style-name="N127">
      <style:table-cell-properties style:glyph-orientation-vertical="0"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標準_5f_02_5f_発注条件書補足資料_28_工程定義_29__5f_関谷記入済" style:display-name="標準_02_発注条件書補足資料(工程定義)_関谷記入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網かけ_2b_" style:display-name="網かけ+" style:family="table-cell" style:parent-style-name="Default">
      <style:table-cell-properties fo:background-color="#f7f7f7"/>
    </style:style>
    <style:style style:name="網かけ-" style:family="table-cell" style:parent-style-name="Default">
      <style:table-cell-properties fo:background-color="transparent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積-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QA会議資料2H120303" style:display-name="見積-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分析結果4_28_H120424_29_" style:display-name="見積-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通貨記号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QA会議資料2H120303" style:display-name="見積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分析結果4_28_H120424_29_" style:display-name="見積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赤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通貨_20__5b_0.00" style:display-name="通貨 [0.00" style:family="table-cell" style:parent-style-name="Default" style:data-style-name="N129"/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99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3_20_1" style:display-name="Excel_CondFormat_1_1_3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ffff99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3_20_2" style:display-name="Excel_CondFormat_1_1_3 2" style:family="table-cell" style:parent-style-name="Default">
      <style:table-cell-properties fo:background-color="#c0c0c0"/>
    </style:style>
    <style:style style:name="Excel_5f_CondFormat_5f_1_5f_1_5f_1_20_3" style:display-name="Excel_CondFormat_1_1_1 3" style:family="table-cell" style:parent-style-name="Default">
      <style:table-cell-properties fo:background-color="#ffff99"/>
    </style:style>
    <style:style style:name="Excel_5f_CondFormat_5f_1_5f_1_5f_2_20_3" style:display-name="Excel_CondFormat_1_1_2 3" style:family="table-cell" style:parent-style-name="Default">
      <style:table-cell-properties fo:background-color="#c0c0c0"/>
    </style:style>
    <style:style style:name="Excel_5f_CondFormat_5f_1_5f_1_5f_3_20_3" style:display-name="Excel_CondFormat_1_1_3 3" style:family="table-cell" style:parent-style-name="Default">
      <style:table-cell-properties fo:background-color="#c0c0c0"/>
    </style:style>
    <style:style style:name="Normal_5f_Guideline_5f_Process_20_tailoring" style:display-name="Normal_Guideline_Process tailor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1_5f_3" style:display-name="Excel_CondFormat_1_1_3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.0311in"/>
      </style:footer-style>
    </style:page-layout>
    <style:page-layout style:name="Mpm4">
      <style:page-layout-properties fo:page-width="8.2681in" fo:page-height="11.6929in" style:num-format="1" style:print-orientation="portrait" fo:margin-top="0.2598in" fo:margin-bottom="0.3098in" fo:margin-left="0.2799in" fo:margin-right="0.1799in" style:first-page-number="continue" style:scale-to="100%" style:writing-mode="lr-tb"/>
      <style:header-style>
        <style:header-footer-properties fo:min-height="0.2957in" fo:margin-left="0.4681in" fo:margin-right="0.5681in" fo:margin-bottom="0in"/>
      </style:header-style>
      <style:footer-style>
        <style:header-footer-properties fo:min-height="0.2957in" fo:margin-left="0.4681in" fo:margin-right="0.5681in" fo:margin-top="0.1811in"/>
      </style:footer-style>
    </style:page-layout>
    <style:page-layout style:name="Mpm5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/>
      <style:header-style>
        <style:header-footer-properties fo:margin-left="0.578in" fo:margin-right="0.578in" fo:margin-bottom="0in"/>
      </style:header-style>
      <style:footer-style>
        <style:header-footer-properties fo:margin-left="0.578in" fo:margin-right="0.578in" fo:margin-top="0.0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12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6_A" style:display-name="PageStyle_Q&amp;A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1" style:display-name="PageStyle_Q&amp;A 1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2" style:display-name="PageStyle_Q&amp;A 2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-left>
    </style:master-page>
    <style:master-page style:name="PageStyle_5f_Q_26_A_20_3" style:display-name="PageStyle_Q&amp;A 3" style:page-layout-name="Mpm5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anNX </meta:initial-creator>
    <meta:creation-date>2011-04-17T18:42:34.96</meta:creation-date>
    <dc:date>2011-04-19T12:58:54.33</dc:date>
    <dc:creator>Thach Le</dc:creator>
    <meta:editing-duration>PT38M28S</meta:editing-duration>
    <meta:editing-cycles>12</meta:editing-cycles>
    <meta:generator>OpenOffice.org/3.3$Win32 OpenOffice.org_project/330m20$Build-9567</meta:generator>
    <meta:document-statistic meta:table-count="2" meta:cell-count="72" meta:object-count="0"/>
  </office:meta>
</office:document-meta>
</file>